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øde pr. 10 august 2010</text:p>
      <text:p text:style-name="Standard"/>
      <text:p text:style-name="Standard">Entry:</text:p>
      <text:list xml:id="list248578359" text:style-name="L1">
        <text:list-item>
          <text:p text:style-name="P2">Felttype validering</text:p>
          <text:list>
            <text:list-item>
              <text:p text:style-name="P2">Basal type check(tal, tekst, antal sepratorer)<text:tab/><text:tab/><text:tab/><text:tab/><text:tab/>(ok)</text:p>
            </text:list-item>
            <text:list-item>
              <text:p text:style-name="P2">position af seperatorer<text:tab/><text:tab/><text:tab/><text:tab/><text:tab/><text:tab/><text:tab/>(ok)</text:p>
            </text:list-item>
            <text:list-item>
              <text:p text:style-name="P2">syntax validering<text:tab/><text:tab/><text:tab/><text:tab/><text:tab/><text:tab/><text:tab/><text:tab/>(ok)</text:p>
            </text:list-item>
            <text:list-item>
              <text:p text:style-name="P2">håndtering af fejltastning</text:p>
            </text:list-item>
          </text:list>
        </text:list-item>
        <text:list-item>
          <text:p text:style-name="P2">Håndtering af ”system” missing.</text:p>
        </text:list-item>
        <text:list-item>
          <text:p text:style-name="P2">Ny record</text:p>
        </text:list-item>
        <text:list-item>
          <text:p text:style-name="P2">Backup</text:p>
        </text:list-item>
        <text:list-item>
          <text:p text:style-name="P2">Export data</text:p>
          <text:list>
            <text:list-item>
              <text:p text:style-name="P2">Stata</text:p>
            </text:list-item>
            <text:list-item>
              <text:p text:style-name="P2">Import i analysis</text:p>
            </text:list-item>
          </text:list>
        </text:list-item>
        <text:list-item>
          <text:p text:style-name="P2">Værdi kontrol</text:p>
          <text:list>
            <text:list-item>
              <text:p text:style-name="P2">Value label</text:p>
            </text:list-item>
            <text:list-item>
              <text:p text:style-name="P2">Range</text:p>
            </text:list-item>
            <text:list-item>
              <text:p text:style-name="P2">Missing</text:p>
            </text:list-item>
          </text:list>
        </text:list-item>
        <text:list-item>
          <text:p text:style-name="P2">Flere sprog</text:p>
        </text:list-item>
        <text:list-item>
          <text:p text:style-name="P2">Bruger kontrol</text:p>
        </text:list-item>
        <text:list-item>
          <text:p text:style-name="P2">Spørgsmål database (tilføjer sektioner)</text:p>
        </text:list-item>
        <text:list-item>
          <text:p text:style-name="P2">Kontrol strukturer</text:p>
          <text:list>
            <text:list-item>
              <text:p text:style-name="P2">Must enter</text:p>
            </text:list-item>
            <text:list-item>
              <text:p text:style-name="P2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640008956" text:style-name="L2">
        <text:list-item>
          <text:p text:style-name="P3">Tilføj ”import data” til File menuen, osv.</text:p>
          <text:list>
            <text:list-item>
              <text:p text:style-name="P3">”load data” ændres til ”import data”</text:p>
            </text:list-item>
            <text:list-item>
              <text:p text:style-name="P3">import af float felter med 0 decimaler ændres til integer felter!</text:p>
            </text:list-item>
          </text:list>
        </text:list-item>
        <text:list-item>
          <text:p text:style-name="P3">Open Project skal ikke kunne importerer andre filer.</text:p>
        </text:list-item>
      </text:list>
      <text:p text:style-name="Standard"/>
      <text:p text:style-name="Standard"/>
      <text:p text:style-name="Standard">Uden for katergori:</text:p>
      <text:p text:style-name="Standard"><text:tab/>Print af data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08-18T10:07:40</dc:date>
    <dc:creator>Torsten Christiansen</dc:creator>
    <meta:editing-duration>PT05H16M10S</meta:editing-duration>
    <meta:editing-cycles>11</meta:editing-cycles>
    <meta:generator>OpenOffice.org/3.2$Unix OpenOffice.org_project/320m19$Build-9505</meta:generator>
    <meta:document-statistic meta:table-count="0" meta:image-count="0" meta:object-count="0" meta:page-count="1" meta:paragraph-count="30" meta:word-count="125" meta:character-count="695"/>
  </office:meta>
</office:document-meta>
</file>